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FontRuntimeException.FontRuntimeException( String msg , Throwable 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ontRuntimeException.FontRuntimeException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